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6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1: Experiment w/ 'V2' files left out and assessed on all available 'V2' file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project timeline and Gantt chart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necessary 2 top-level READMEs as required by email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further improvements and project directions to undertake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1.1 – 1.3 in LaTeX, including editing and spell check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2: Experiment w/ 'alt_dirs' with files trained on NSAA and predicting NMB files (AND vice versa) and record results in experiment results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2.1 – 2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3: Repeat single-act MPS but only using sensor magnetic field data and new model options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3.1 – 3.2 in LaTeX, including editing and spell check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final chosen models to directory within project directory, modify 'model_pred' to use these, and add to 'Final evaluation results' the directory and the models chosen</text:p>
          </table:table-cell>
          <table:table-cell office:value-type="string">
            <text:p>2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Write 'assess_nsaa_file.py' to run on final models (and extract necessary measurements) for given path and measurements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move and/or repurpose any excess batch scripts within 'batch_files'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assess_nsaa_file.py' README, update script explanations for this and for deleted batch scripts, and update diagram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3.3 in LaTeX, including editing and spell check</text:p>
          </table:table-cell>
          <table:table-cell office:value-type="string">
            <text:p>2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3.4 in LaTeX, including editing and spell check</text:p>
          </table:table-cell>
          <table:table-cell office:value-type="string">
            <text:p>2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put together report parts 4.1 in LaTeX, including editing and spell check</text:p>
          </table:table-cell>
          <table:table-cell office:value-type="string">
            <text:p>3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nish adding to 'Final Improvements'</text:p>
          </table:table-cell>
          <table:table-cell office:value-type="string">
            <text:p>3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14" office:value-type="string">
            <text:p>Update the Gantt chart with the final 10 days worth of tasks and add to report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OneDrive link for 'msc_project_files' with the final versions of all files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add code to appendix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5.2-5.3 in LaTeX, including editing and spell check</text:p>
          </table:table-cell>
          <table:table-cell office:value-type="string">
            <text:p>1<text:span text:style-name="T3">st</text:span> Sep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add to 'Final evaluation results' section the final models used and the 'assess_' scrip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add to 'Final evaluation results' conclusions from all experiments sets and MPS's (in particular 20-23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LaTeX): write 'Abstract', edit and include within LaTeX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 (LaTex): add 'Literature Review' to report, including reviewing and editing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LaTeX): add 'Conclusions' section of the report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2">
          <table:table-cell/>
          <table:table-cell office:value-type="string">
            <text:p>Find further 8 papers on HAR using NNs, bookmark, and add to bibliography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3">
          <table:table-cell/>
          <table:table-cell table:style-name="ce15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1/09/2019</text:date>, <text:time>18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9-01T18:52:25.82</dc:date>
    <meta:editing-duration>P10DT19H19M55S</meta:editing-duration>
    <meta:editing-cycles>714</meta:editing-cycles>
    <meta:generator>OpenOffice/4.1.6$Win32 OpenOffice.org_project/416m1$Build-9790</meta:generator>
    <meta:document-statistic meta:table-count="3" meta:cell-count="877" meta:object-count="0"/>
  </office:meta>
</office:document-meta>
</file>